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iveryChannelImpl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accept( long timeoutM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liveryChannelImpl.getExchangeListe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iveryChannelImpl.DeliveryChannelImpl( ComponentMBeanImpl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iveryChannelImpl.resumeTx( MessageExchangeImpl 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iveryChannelImpl.doSend( MessageExchangeImpl me , boolean syn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DeliveryChannelImpl.checkNot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suspendTx( MessageExchangeImpl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iveryChannel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autoEnlistInTx( MessageExchangeImpl 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liveryChannelImpl.createExchangeFactory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sendSync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createExchangeFactory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waitForExchange( MessageExchangeImpl me , Object lock , long timeout , String fr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iveryChannel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getInbound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iveryChannel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thrott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iveryChannelImpl.createMessage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autoSetPersistent( MessageExchangeImpl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iveryChannelImpl.clo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liveryChannelImpl.setContext( ComponentContextImpl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createExchangeFactor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liveryChannelImpl.notifyExchange( MessageExchangeImpl me , Object lock , String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iveryChannelImpl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cancelPendingEx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iveryChannelImpl.processInBound( MessageExchangeImpl 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DeliveryChannel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sendSync( MessageExchange messageExchange , long time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liveryChannelImpl.createExchangeFactory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send( MessageExchange message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